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IMENTOS BALANCEADOS BIONUTRE DEL PERU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712619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ABANAL DIAZ, FREDY ALEXAND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6980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2/10/2021</text:p>
          </table:table-cell>
          <table:table-cell table:style-name="Tabla2.A2" office:value-type="string">
            <text:p text:style-name="P7">48352083</text:p>
          </table:table-cell>
          <table:table-cell table:style-name="Tabla2.A2" office:value-type="string">
            <text:p text:style-name="P7">4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1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2T20:51:1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